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ndererFactory.listSupportedMimeTyp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ndererFactory.getRendererMaker( String m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ndererFactory.Render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ndererFactory.getFOEventHandlerMaker( String m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ndererFactory.discoverFOEventHandler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ndererFactory.addRendererMaker( AbstractRendererMaker mak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ndererFactory.addFOEventHandlerMaker( AbstractFOEventHandlerMaker mak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ndererFactory.addRendererMaker( String class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ndererFactory.createRenderer( FOUserAgent userAgent , String outputForma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ndererFactory.addFOEventHandlerMaker( String class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ndererFactory.discoverRenderer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ndererFactory.createFOEventHandler( FOUserAgent userAgent , String outputFormat , OutputStream ou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